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 svg:panose-1="0 0 0 0 0 0 0 0 0 0"/>
  </office:font-face-decls>
  <office:automatic-styles>
    <style:style style:name="P1" style:parent-style-name="Normalny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6.1</text:p>
      <text:p text:style-name="Normalny"><draw:frame draw:style-name="a0" draw:name="Obraz 1" text:anchor-type="as-char" svg:x="0in" svg:y="0in" svg:width="3.33362in" svg:height="1.26678in" style:rel-width="scale" style:rel-height="scale"><draw:image xlink:href="media/image1.png" xlink:type="simple" xlink:show="embed" xlink:actuate="onLoad"/><svg:title/><svg:desc/></draw:frame></text:p>
      <text:p text:style-name="Normalny"/>
      <text:p text:style-name="Normalny">6.2</text:p>
      <text:p text:style-name="Normalny"><draw:frame draw:style-name="a1" draw:name="Obraz 1" text:anchor-type="as-char" svg:x="0in" svg:y="0in" svg:width="2.30853in" svg:height="1.05843in" style:rel-width="scale" style:rel-height="scale"><draw:image xlink:href="media/image2.png" xlink:type="simple" xlink:show="embed" xlink:actuate="onLoad"/><svg:title/><svg:desc/></draw:frame></text:p>
      <text:p text:style-name="Normalny">6.3</text:p>
      <text:p text:style-name="Normalny"><draw:frame draw:style-name="a2" draw:name="Obraz 1" text:anchor-type="as-char" svg:x="0in" svg:y="0in" svg:width="1.45846in" svg:height="4.2087in" style:rel-width="scale" style:rel-height="scale"><draw:image xlink:href="media/image3.png" xlink:type="simple" xlink:show="embed" xlink:actuate="onLoad"/><svg:title/><svg:desc/></draw:frame></text:p>
      <text:p text:style-name="Normalny">6.4</text:p>
      <text:soft-page-break/>
      <text:p text:style-name="Normalny"><draw:frame draw:style-name="a3" draw:name="Obraz 1" text:anchor-type="as-char" svg:x="0in" svg:y="0in" svg:width="1.33345in" svg:height="4.19203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0F476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0F4761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0F4761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" style:display-name="Tytuł" style:family="paragraph" style:parent-style-name="Normalny" style:next-style-name="Normalny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0F4761"/>
    </style:style>
    <style:style style:name="Cytatintensywny" style:display-name="Cytat intensywny" style:family="paragraph" style:parent-style-name="Normalny" style:next-style-name="Norma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0F476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zymański Wiktor</meta:initial-creator>
    <dc:creator>Szymański Wiktor</dc:creator>
    <meta:creation-date>2026-03-16T08:21:00Z</meta:creation-date>
    <dc:date>2026-03-16T08:21:00Z</dc:date>
    <meta:template xlink:href="Normal" xlink:type="simple"/>
    <meta:editing-cycles>2</meta:editing-cycles>
    <meta:editing-duration>PT120S</meta:editing-duration>
    <meta:document-statistic meta:page-count="2" meta:paragraph-count="1" meta:word-count="3" meta:character-count="24" meta:row-count="1" meta:non-whitespace-character-count="22"/>
  </office:meta>
</office:document-meta>
</file>